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96da" officeooo:paragraph-rsid="001c96da"/>
    </style:style>
    <style:style style:name="P2" style:family="paragraph" style:parent-style-name="Standard">
      <style:text-properties fo:language="fr" fo:country="FR" officeooo:rsid="001c96da" officeooo:paragraph-rsid="001c96da"/>
    </style:style>
    <style:style style:name="P3" style:family="paragraph" style:parent-style-name="Standard" style:list-style-name="L1">
      <style:text-properties fo:language="fr" fo:country="FR" officeooo:rsid="001c96da" officeooo:paragraph-rsid="001c96da"/>
    </style:style>
    <style:style style:name="P4" style:family="paragraph" style:parent-style-name="Standard">
      <style:text-properties fo:language="fr" fo:country="FR" fo:font-weight="bold" officeooo:rsid="001c96da" officeooo:paragraph-rsid="001c96da" style:font-weight-asian="bold" style:font-weight-complex="bold"/>
    </style:style>
    <style:style style:name="P5" style:family="paragraph" style:parent-style-name="Standard">
      <style:text-properties fo:language="fr" fo:country="FR" officeooo:rsid="001df9ed" officeooo:paragraph-rsid="001df9ed"/>
    </style:style>
    <style:style style:name="P6" style:family="paragraph" style:parent-style-name="Standard" style:list-style-name="L1">
      <style:text-properties fo:language="fr" fo:country="FR" fo:font-style="normal" officeooo:rsid="001c96da" officeooo:paragraph-rsid="001c96da" style:font-style-asian="normal" style:font-style-complex="normal"/>
    </style:style>
    <style:style style:name="P7" style:family="paragraph" style:parent-style-name="Standard" style:list-style-name="L1">
      <style:text-properties fo:language="fr" fo:country="FR" fo:font-style="normal" officeooo:rsid="00274a97" officeooo:paragraph-rsid="001df9ed" style:font-style-asian="normal" style:font-style-complex="normal"/>
    </style:style>
    <style:style style:name="P8" style:family="paragraph" style:parent-style-name="Standard" style:list-style-name="L1">
      <style:text-properties fo:language="fr" fo:country="FR" fo:font-style="normal" officeooo:rsid="001df9ed" officeooo:paragraph-rsid="001df9ed" style:font-style-asian="normal" style:font-style-complex="normal"/>
    </style:style>
    <style:style style:name="P9" style:family="paragraph" style:parent-style-name="Standard" style:list-style-name="L1">
      <style:text-properties fo:language="fr" fo:country="FR" fo:font-style="normal" officeooo:rsid="003bef8b" officeooo:paragraph-rsid="001df9ed" style:font-style-asian="normal" style:font-style-complex="normal"/>
    </style:style>
    <style:style style:name="P10" style:family="paragraph" style:parent-style-name="Standard" style:list-style-name="L1">
      <style:text-properties fo:language="fr" fo:country="FR" fo:font-style="normal" officeooo:rsid="004f5bb5" officeooo:paragraph-rsid="004f5bb5" style:font-style-asian="normal" style:font-style-complex="normal"/>
    </style:style>
    <style:style style:name="P11" style:family="paragraph" style:parent-style-name="Standard">
      <style:text-properties fo:language="fr" fo:country="FR"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fr" fo:country="FR"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fr" fo:country="FR"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language="fr" fo:country="FR"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language="fr" fo:country="FR"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language="fr" fo:country="FR"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language="fr" fo:country="FR"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fr" fo:country="FR"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language="fr" fo:country="FR"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language="fr" fo:country="FR"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fr" fo:country="FR"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language="fr" fo:country="FR"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language="fr" fo:country="FR"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language="fr" fo:country="FR"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language="fr" fo:country="FR"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fr" fo:country="FR"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T1" style:family="text">
      <style:text-properties officeooo:rsid="0045cfc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4c0b04" style:font-size-asian="10.5pt" style:font-size-complex="10.5pt"/>
    </style:style>
    <style:style style:name="T5" style:family="text">
      <style:text-properties fo:font-size="10.5pt" fo:language="fr" fo:country="FR" style:font-size-asian="10.5pt" style:font-size-complex="10.5pt"/>
    </style:style>
    <style:style style:name="T6" style:family="text">
      <style:text-properties officeooo:rsid="00585076"/>
    </style:style>
    <style:style style:name="T7" style:family="text">
      <style:text-properties officeooo:rsid="005afce9"/>
    </style:style>
    <style:style style:name="T8" style:family="text">
      <style:text-properties officeooo:rsid="005b15af"/>
    </style:style>
    <style:style style:name="T9" style:family="text">
      <style:text-properties officeooo:rsid="005ce94d"/>
    </style:style>
    <style:style style:name="T10" style:family="text">
      <style:text-properties fo:language="fr" fo:country="F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éparation de Qt</text:p>
      <text:p text:style-name="P2"/>
      <text:p text:style-name="P5">Installons Qt ! Effectuez les étapes suivantes pour installer ou mettre à jour Qt. Votre version du programme d'installation peut varier.</text:p>
      <text:p text:style-name="P2"/>
      <text:list xml:id="list1426741673" text:style-name="L1">
        <text:list-item>
          <text:p text:style-name="P1"><text:span text:style-name="T10">Téléchargez le programme d'installation en ligne à partir de </text:span><text:a xlink:type="simple" xlink:href="https://download.qt.io/official_releases/online_installers" text:style-name="Internet_20_link" text:visited-style-name="Visited_20_Internet_20_Link"><text:span text:style-name="T5">https://download.qt.io/official_releases/online_installers</text:span></text:a><text:span text:style-name="T5">.</text:span></text:p>
        </text:list-item>
        <text:list-item>
          <text:p text:style-name="P3">Double-cliquez sur l'application d'installation.</text:p>
        </text:list-item>
        <text:list-item>
          <text:p text:style-name="P3">Qt nécessite un compte. Un compte peut être créé via le programme d'installation.</text:p>
        </text:list-item>
        <text:list-item>
          <text:p text:style-name="P3">Après avoir créé un compte, sélectionnez les composants requis..</text:p>
        </text:list-item>
        <text:list-item>
          <text:p text:style-name="P6">Passez à la page Sélectionner les composants via Ajouter ou supprimer des composants.</text:p>
        </text:list-item>
        <text:list-item>
          <text:p text:style-name="P7">Qt 5.15.2 est la version souhaitée. Sélectionnez les composants suivants :</text:p>
          <text:list>
            <text:list-item>
              <text:p text:style-name="P8">MinGW <text:span text:style-name="T1">8.1.0</text:span> 32-bit</text:p>
            </text:list-item>
          </text:list>
        </text:list-item>
        <text:list-item>
          <text:p text:style-name="P9">Après avoir sélectionné les composants souhaités, procédez à l'installation de Qt.</text:p>
        </text:list-item>
        <text:list-item>
          <text:p text:style-name="P10">C'est fait !</text:p>
        </text:list-item>
      </text:list>
      <text:p text:style-name="P11"/>
      <text:p text:style-name="P12">Construction de BiblioteQ</text:p>
      <text:p text:style-name="P14"/>
      <text:list xml:id="list3483223920" text:style-name="L2">
        <text:list-item>
          <text:p text:style-name="P15">Placez le répertoire source de l'application BiblioteQ sur le bureau de Windows.</text:p>
        </text:list-item>
        <text:list-item>
          <text:p text:style-name="P15">Ouvrez un terminal Qt DOS :<text:span text:style-name="T3"> Démarrer → Qt → 5.1</text:span><text:span text:style-name="T4">5</text:span><text:span text:style-name="T3">.</text:span><text:span text:style-name="T4">2</text:span><text:span text:style-name="T3"> → MinGW </text:span><text:span text:style-name="T4">8.1</text:span><text:span text:style-name="T3">.0 (32-bit) → Qt 5.1</text:span><text:span text:style-name="T4">5</text:span><text:span text:style-name="T3">.</text:span><text:span text:style-name="T4">2</text:span><text:span text:style-name="T3"> (MinGW </text:span><text:span text:style-name="T4">8</text:span><text:span text:style-name="T3">.</text:span><text:span text:style-name="T4">1</text:span><text:span text:style-name="T3">.0 32-bit).</text:span></text:p>
        </text:list-item>
        <text:list-item>
          <text:p text:style-name="P15">Dans le terminal DOS, allez dans le répertoire principal de BiblioteQ..</text:p>
        </text:list-item>
        <text:list-item>
          <text:p text:style-name="P16">Lancez un qmake -o Makefile biblioteq.win.pro</text:p>
        </text:list-item>
        <text:list-item>
          <text:p text:style-name="P17">À l'invite, tapez mingw32-make <text:span text:style-name="T9">(option -j pour plusieurs processeurs par exemple -j4)</text:span>.</text:p>
        </text:list-item>
        <text:list-item>
          <text:p text:style-name="P17">Attendez que l'application soit générée.</text:p>
        </text:list-item>
        <text:list-item>
          <text:p text:style-name="P19">Faites une installation de mingw32-make <text:span text:style-name="T7">install</text:span>.</text:p>
        </text:list-item>
        <text:list-item>
          <text:p text:style-name="P19">Attendez que les différents fichiers soient copiés dans le dossier de la version.</text:p>
        </text:list-item>
        <text:list-item>
          <text:p text:style-name="P20">Faites un mingw32-make clean.</text:p>
        </text:list-item>
      </text:list>
      <text:p text:style-name="P18"/>
      <text:p text:style-name="P13">Préparation de la <text:span text:style-name="T6">version</text:span> de BiblioteQ</text:p>
      <text:p text:style-name="P21"/>
      <text:list xml:id="list2765973099" text:style-name="L3">
        <text:list-item>
          <text:p text:style-name="P22">Ouvrez <text:span text:style-name="T8">le</text:span> dossier <text:span text:style-name="T8">release</text:span> et allez à l'emplacement de BiblioteQ.exe.</text:p>
        </text:list-item>
        <text:list-item>
          <text:p text:style-name="P23">Double-cliquez sur le fichier BiblioteQ.exe. S'il se lance, vous êtes en toute sérénité !</text:p>
        </text:list-item>
        <text:list-item>
          <text:p text:style-name="P24">Supprimez tous les répertoires temporaires du dossier de la version.</text:p>
        </text:list-item>
        <text:list-item>
          <text:p text:style-name="P24">Copiez le dossier de la version sur le bureau.</text:p>
        </text:list-item>
        <text:list-item>
          <text:p text:style-name="P24">Renommez le dossier de la version sur le bureau en BiblioteQ.</text:p>
        </text:list-item>
        <text:list-item>
          <text:p text:style-name="P25">Cliquez avec le bouton droit de la souris sur l'icône du dossier BiblioteQ : <text:span text:style-name="T2">Envoyer vers → Dossier compressé (zippé).</text:span></text:p>
        </text:list-item>
        <text:list-item>
          <text:p text:style-name="P25">Distribuez le nouveau paquet.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2-11-05T20:55:34.923770857</dc:date>
    <meta:editing-duration>PT3H13M27S</meta:editing-duration>
    <meta:editing-cycles>61</meta:editing-cycles>
    <meta:generator>LibreOffice/7.3.6.2$Linux_X86_64 LibreOffice_project/30$Build-2</meta:generator>
    <meta:document-statistic meta:table-count="0" meta:image-count="0" meta:object-count="0" meta:page-count="1" meta:paragraph-count="29" meta:word-count="303" meta:character-count="1917" meta:non-whitespace-character-count="1668"/>
  </office:meta>
</office:document-meta>
</file>